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5.049cm" svg:height="1.702cm" svg:x="10.614cm" svg:y="2.256cm">
          <text:p text:style-name="P1"><text:span text:style-name="T1">hasAcceptance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5.049cm" svg:height="1.702cm" svg:x="3.447cm" svg:y="4.715cm">
          <text:p text:style-name="P1"><text:span text:style-name="T1">passesAcceptance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0.614cm" svg:y1="3.106cm" svg:x2="5.971cm" svg:y2="4.715cm" draw:start-shape="id1" draw:start-glue-point="5" draw:end-shape="id2" draw:end-glue-point="4">
          <text:p text:style-name="P5"/>
        </draw:connector>
        <draw:custom-shape draw:style-name="gr1" draw:text-style-name="P2" draw:id="id3" draw:layer="layout" svg:width="5.049cm" svg:height="1.702cm" svg:x="19.018cm" svg:y="4.786cm">
          <text:p text:style-name="P1"><text:span text:style-name="T1">hasQuality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5.663cm" svg:y1="3.106cm" svg:x2="21.542cm" svg:y2="4.786cm" draw:start-shape="id1" draw:start-glue-point="7" draw:end-shape="id3" draw:end-glue-point="4">
          <text:p text:style-name="P5"/>
        </draw:connector>
        <draw:custom-shape draw:style-name="gr1" draw:text-style-name="P4" draw:id="id10" draw:layer="layout" svg:width="4.5cm" svg:height="1.5cm" svg:x="7.085cm" svg:y="13.505cm">
          <text:p text:style-name="P1"><text:span text:style-name="T1">Feedback = </text:span></text:p>
          <text:p text:style-name="P1"><text:span text:style-name="T1">getAcceptanceFeedba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4.453cm" svg:height="1.5cm" svg:x="19.326cm" svg:y="13.505cm">
          <text:p text:style-name="P1"><text:span text:style-name="T1">Feedback = </text:span></text:p>
          <text:p text:style-name="P1"><text:span text:style-name="T1">getHighQuality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4.453cm" svg:height="1.5cm" svg:x="0.236cm" svg:y="8.613cm">
          <text:p text:style-name="P1"><text:span text:style-name="T1">Feedback = </text:span></text:p>
          <text:p text:style-name="P1"><text:span text:style-name="T1">getFailureFeed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4" draw:layer="layout" svg:width="5.049cm" svg:height="1.765cm" svg:x="10.533cm" svg:y="6.735cm">
          <text:p text:style-name="P1"><text:span text:style-name="T1">hasQualityTe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3" draw:layer="layout" svg:x1="8.496cm" svg:y1="5.565cm" svg:x2="13.057cm" svg:y2="6.735cm" draw:start-shape="id2" draw:start-glue-point="7" draw:end-shape="id4" draw:end-glue-point="4">
          <text:p text:style-name="P5"/>
        </draw:connector>
        <draw:connector draw:style-name="gr2" draw:text-style-name="P3" draw:layer="layout" svg:x1="3.447cm" svg:y1="5.565cm" svg:x2="2.462cm" svg:y2="8.613cm" draw:start-shape="id2" draw:start-glue-point="5" draw:end-shape="id5" draw:end-glue-point="0">
          <text:p text:style-name="P5"/>
        </draw:connector>
        <draw:custom-shape draw:style-name="gr1" draw:text-style-name="P2" draw:id="id9" draw:layer="layout" svg:width="5.049cm" svg:height="1.702cm" svg:x="14.521cm" svg:y="10.582cm">
          <text:p text:style-name="P1"><text:span text:style-name="T1">passesQualityT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line-skew="0.257cm" svg:x1="19.018cm" svg:y1="5.636cm" svg:x2="17.397cm" svg:y2="7.614cm" draw:start-shape="id3" draw:start-glue-point="5" draw:end-shape="id6" draw:end-glue-point="7">
          <text:p text:style-name="P5"/>
        </draw:connector>
        <draw:custom-shape draw:style-name="gr3" draw:text-style-name="P3" draw:id="id7" draw:layer="layout" svg:width="1cm" svg:height="1cm" svg:x="12.672cm" svg:y="17.228cm">
          <text:p text:style-name="P5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3" draw:layer="layout" draw:line-skew="0.433cm" svg:x1="24.067cm" svg:y1="5.636cm" svg:x2="13.672cm" svg:y2="17.728cm" draw:start-shape="id3" draw:start-glue-point="7" draw:end-shape="id7" draw:end-glue-point="1">
          <text:p text:style-name="P5"/>
        </draw:connector>
        <draw:connector draw:style-name="gr2" draw:text-style-name="P3" draw:layer="layout" draw:line-skew="-0.625cm" svg:x1="10.533cm" svg:y1="7.616cm" svg:x2="9.01cm" svg:y2="11.425cm" draw:start-shape="id4" draw:start-glue-point="5" draw:end-shape="id8" draw:end-glue-point="5">
          <text:p text:style-name="P5"/>
        </draw:connector>
        <draw:connector draw:style-name="gr2" draw:text-style-name="P3" draw:layer="layout" svg:x1="15.582cm" svg:y1="7.616cm" svg:x2="16.697cm" svg:y2="7.614cm" draw:start-shape="id4" draw:start-glue-point="7" draw:end-shape="id6" draw:end-glue-point="5">
          <text:p text:style-name="P5"/>
        </draw:connector>
        <draw:custom-shape draw:style-name="gr3" draw:text-style-name="P3" draw:id="id6" draw:layer="layout" svg:width="0.7cm" svg:height="0.626cm" svg:x="16.697cm" svg:y="7.302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svg:x1="17.046cm" svg:y1="7.928cm" svg:x2="17.045cm" svg:y2="10.582cm" draw:start-shape="id6" draw:start-glue-point="6" draw:end-shape="id9">
          <text:p text:style-name="P5"/>
        </draw:connector>
        <draw:connector draw:style-name="gr2" draw:text-style-name="P3" draw:layer="layout" svg:x1="14.521cm" svg:y1="11.432cm" svg:x2="9.657cm" svg:y2="11.425cm" draw:start-shape="id9" draw:start-glue-point="5" draw:end-shape="id8" draw:end-glue-point="7">
          <text:p text:style-name="P5"/>
        </draw:connector>
        <draw:connector draw:style-name="gr2" draw:text-style-name="P3" draw:layer="layout" svg:x1="9.333cm" svg:y1="11.739cm" svg:x2="9.335cm" svg:y2="13.505cm" draw:start-shape="id8" draw:start-glue-point="6" draw:end-shape="id10" draw:end-glue-point="0">
          <text:p text:style-name="P5"/>
        </draw:connector>
        <draw:connector draw:style-name="gr2" draw:text-style-name="P3" draw:layer="layout" svg:x1="19.57cm" svg:y1="11.432cm" svg:x2="21.552cm" svg:y2="13.505cm" draw:start-shape="id9" draw:start-glue-point="7" draw:end-shape="id11">
          <text:p text:style-name="P5"/>
        </draw:connector>
        <draw:custom-shape draw:style-name="gr3" draw:text-style-name="P3" draw:id="id8" draw:layer="layout" svg:width="0.647cm" svg:height="0.626cm" svg:x="9.01cm" svg:y="11.113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2" draw:text-style-name="P3" draw:layer="layout" svg:x1="2.462cm" svg:y1="10.113cm" svg:x2="12.672cm" svg:y2="17.727cm" draw:start-shape="id5" draw:start-glue-point="2" draw:end-shape="id7" draw:end-glue-point="6">
          <text:p text:style-name="P5"/>
        </draw:connector>
        <draw:connector draw:style-name="gr2" draw:text-style-name="P3" draw:layer="layout" svg:x1="9.335cm" svg:y1="15.005cm" svg:x2="12.817cm" svg:y2="17.373cm" draw:start-shape="id10" draw:start-glue-point="2" draw:end-shape="id7" draw:end-glue-point="5">
          <text:p text:style-name="P5"/>
        </draw:connector>
        <draw:connector draw:style-name="gr2" draw:text-style-name="P3" draw:layer="layout" svg:x1="21.552cm" svg:y1="15.005cm" svg:x2="13.525cm" svg:y2="17.373cm" draw:start-shape="id11" draw:start-glue-point="2" draw:end-shape="id7" draw:end-glue-point="11">
          <text:p text:style-name="P5"/>
        </draw:connector>
        <draw:frame draw:style-name="gr4" draw:text-style-name="P6" draw:layer="layout" svg:width="0.718cm" svg:height="0.679cm" svg:x="19.5cm" svg:y="10.821cm">
          <draw:text-box>
            <text:p text:style-name="P5"><text:span text:style-name="T1">T</text:span></text:p>
          </draw:text-box>
        </draw:frame>
        <draw:frame draw:style-name="gr4" draw:text-style-name="P6" draw:layer="layout" svg:width="0.718cm" svg:height="0.679cm" svg:x="10cm" svg:y="2.5cm">
          <draw:text-box>
            <text:p text:style-name="P5"><text:span text:style-name="T1">T</text:span></text:p>
          </draw:text-box>
        </draw:frame>
        <draw:frame draw:style-name="gr4" draw:text-style-name="P6" draw:layer="layout" svg:width="0.718cm" svg:height="0.679cm" svg:x="8.5cm" svg:y="5cm">
          <draw:text-box>
            <text:p text:style-name="P5"><text:span text:style-name="T1">T</text:span></text:p>
          </draw:text-box>
        </draw:frame>
        <draw:frame draw:style-name="gr4" draw:text-style-name="P6" draw:layer="layout" svg:width="0.718cm" svg:height="0.679cm" svg:x="18.5cm" svg:y="5cm">
          <draw:text-box>
            <text:p text:style-name="P5"><text:span text:style-name="T1">T</text:span></text:p>
          </draw:text-box>
        </draw:frame>
        <draw:frame draw:style-name="gr4" draw:text-style-name="P6" draw:layer="layout" svg:width="0.718cm" svg:height="0.679cm" svg:x="15.5cm" svg:y="7cm">
          <draw:text-box>
            <text:p text:style-name="P5"><text:span text:style-name="T1">T</text:span></text:p>
          </draw:text-box>
        </draw:frame>
        <draw:frame draw:style-name="gr4" draw:text-style-name="P6" draw:layer="layout" svg:width="0.718cm" svg:height="0.679cm" svg:x="13.782cm" svg:y="10.821cm">
          <draw:text-box>
            <text:p text:style-name="P5"><text:span text:style-name="T1">F</text:span></text:p>
          </draw:text-box>
        </draw:frame>
        <draw:frame draw:style-name="gr4" draw:text-style-name="P6" draw:layer="layout" svg:width="0.718cm" svg:height="0.679cm" svg:x="9.782cm" svg:y="7cm">
          <draw:text-box>
            <text:p text:style-name="P5"><text:span text:style-name="T1">F</text:span></text:p>
          </draw:text-box>
        </draw:frame>
        <draw:frame draw:style-name="gr4" draw:text-style-name="P6" draw:layer="layout" svg:width="0.718cm" svg:height="0.679cm" svg:x="2.782cm" svg:y="5cm">
          <draw:text-box>
            <text:p text:style-name="P5"><text:span text:style-name="T1">F</text:span></text:p>
          </draw:text-box>
        </draw:frame>
        <draw:frame draw:style-name="gr4" draw:text-style-name="P6" draw:layer="layout" svg:width="0.718cm" svg:height="0.679cm" svg:x="15.782cm" svg:y="2.5cm">
          <draw:text-box>
            <text:p text:style-name="P5"><text:span text:style-name="T1">F</text:span></text:p>
          </draw:text-box>
        </draw:frame>
        <draw:frame draw:style-name="gr4" draw:text-style-name="P6" draw:layer="layout" svg:width="0.718cm" svg:height="0.679cm" svg:x="24cm" svg:y="5cm">
          <draw:text-box>
            <text:p text:style-name="P5"><text:span text:style-name="T1">F</text:span></text:p>
          </draw:text-box>
        </draw:frame>
        <draw:custom-shape draw:style-name="gr3" draw:text-style-name="P3" draw:id="id12" draw:layer="layout" svg:width="0.608cm" svg:height="0.579cm" svg:x="12.833cm" svg:y="0.426cm">
          <text:p text:style-name="P5"/>
          <draw:enhanced-geometry svg:viewBox="0 0 21600 21600" draw:glue-points="10800 0 3160 3160 0 10800 3160 18440 10800 21600 18440 18440 21600 10800 18440 3160" draw:text-areas="3200 3200 18400 18400" draw:type="ring" draw:modifiers="5400" draw:enhanced-path="U 10800 10800 10800 10800 0 23592960 Z U 10800 10800 ?f1 ?f1 0 235929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3" draw:layer="layout" svg:x1="13.136cm" svg:y1="1.005cm" svg:x2="13.138cm" svg:y2="2.256cm" draw:start-shape="id12" draw:start-glue-point="8" draw:end-shape="id1" draw:end-glue-point="4">
          <text:p text:style-name="P5"/>
        </draw:connecto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07T15:37:48</meta:creation-date>
    <dc:date>2006-11-07T17:34:52</dc:date>
    <dc:language>en-US</dc:language>
    <meta:editing-cycles>9</meta:editing-cycles>
    <meta:editing-duration>PT1H28M31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